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text-properties style:font-name="Century Gothic" fo:font-size="10pt" fo:font-weight="bold" style:font-size-asian="10pt" style:font-weight-asian="bold" style:font-size-complex="10pt" style:font-weight-complex="bold"/>
    </style:style>
    <style:style style:name="P4" style:family="paragraph" style:parent-style-name="Standard">
      <style:paragraph-properties fo:text-align="center" style:justify-single-word="false"/>
      <style:text-properties style:font-name="Century Gothic"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style:font-name="Century Gothic" fo:font-size="11pt" fo:font-weight="bold" style:font-size-asian="11pt" style:font-weight-asian="bold" style:font-size-complex="11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FLAVORS APPLE PTE. LTD.</text:p>
      <text:p text:style-name="P2">Company Registration No : 200922055W</text:p>
      <text:p text:style-name="P2">(Incorporated in the Republic of Singapore)</text:p>
      <text:p text:style-name="P1"></text:p>
      <text:p text:style-name="P1"></text:p>
      <text:p text:style-name="P1"></text:p>
      <text:p text:style-name="P5">DIRECTORS' RESOLUTION IN WRITING PURSUANT TO</text:p>
      <text:p text:style-name="P5">THE ARTICLES OF ASSOCIATION OF THE COMPANY</text:p>
      <text:p text:style-name="P1"><text:tab/><text:tab/></text:p>
      <text:p text:style-name="P1"></text:p>
      <text:p text:style-name="P1"></text:p>
      <text:p text:style-name="P1">We, the undersigned, being the directors of the Company do on this date, agree and consent to pass the following resolution as Directors’ Resolution in writing pursuant to the Articles of Association of the Company.</text:p>
      <text:p text:style-name="P1"></text:p>
      <text:p text:style-name="P1">The following resolution were passed :</text:p>
      <text:p text:style-name="P1"></text:p>
      <text:p text:style-name="P3">1. <text:s text:c="2"/>CONFIRMATION OF COMPANY DORMANT STATUS</text:p>
      <text:p text:style-name="P1">The directors have confirmed that the Company has remained dormant for the financial year ended 31st December 2015.</text:p>
      <text:p text:style-name="P1"><text:tab/></text:p>
      <text:p text:style-name="P1"></text:p>
      <text:p text:style-name="P3">2. <text:s text:c="2"/>ANNUAL GENERAL MEETING</text:p>
      <text:p text:style-name="P1"><text:s text:c="6"/>RESOLVED that the 6th Annual General Meeting of the Company be deemed held by way <text:s/></text:p>
      <text:p text:style-name="P1"><text:s text:c="6"/>of the Members’ minutes in writing pursuant to the Articles of Association of the Company. <text:s/></text:p>
      <text:p text:style-name="P1"></text:p>
      <text:p text:style-name="P1"></text:p>
      <text:p text:style-name="P1"></text:p>
      <text:p text:style-name="P5">SIGNED AS CORRECT RECORD</text:p>
      <text:p text:style-name="P5">On Behalf of the Board</text:p>
      <text:p text:style-name="P1"></text:p>
      <text:p text:style-name="P1"></text:p>
      <text:p text:style-name="P1"></text:p>
      <text:p text:style-name="P1"></text:p>
      <text:p text:style-name="P1">__________________________________ <text:s text:c="16"/><text:tab/> _________________________________</text:p>
      <text:p text:style-name="P1">Goh Hock Leong Anthony<text:tab/><text:tab/><text:tab/> <text:s text:c="13"/>Terence Choa Kwok Fai <text:s text:c="2"/><text:tab/></text:p>
      <text:p text:style-name="P1">Director<text:tab/><text:tab/><text:tab/><text:tab/><text:tab/><text:tab/> Director <text:s text:c="26"/></text:p>
      <text:p text:style-name="P1"></text:p>
      <text:p text:style-name="P1"></text:p>
      <text:p text:style-name="P1"></text:p>
      <text:p text:style-name="P1"></text:p>
      <text:p text:style-name="P1">__________________________________ <text:s text:c="16"/><text:tab/> _________________________________</text:p>
      <text:p text:style-name="P1">Kung Cheung Tak<text:tab/><text:tab/><text:tab/><text:tab/> <text:s text:c="13"/>Teoh Yeow Tong <text:s text:c="2"/><text:tab/></text:p>
      <text:p text:style-name="P1">Director<text:tab/><text:tab/><text:tab/><text:tab/><text:tab/><text:tab/> Director</text:p>
      <text:p text:style-name="P1"></text:p>
      <text:p text:style-name="P1"></text:p>
      <text:p text:style-name="P1">Date : </text:p>
      <text:p text:style-name="P1"></text:p>
      <text:p text:style-name="P1"><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0-31T14:03:35</meta:creation-date>
    <dc:date>2015-10-31T14:05:00</dc:date>
    <dc:creator>phung11764 </dc:creator>
    <meta:editing-duration>P0D</meta:editing-duration>
    <meta:editing-cycles>1</meta:editing-cycles>
    <meta:document-statistic meta:table-count="0" meta:image-count="0" meta:object-count="0" meta:page-count="1" meta:paragraph-count="46" meta:word-count="160" meta:character-count="1276" meta:non-whitespace-character-count="950"/>
    <meta:generator>LibreOffice/3.5$Linux_X86_64 LibreOffice_project/350m1$Build-2</meta:generator>
  </office:meta>
</office:document-meta>
</file>